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5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5cm" fo:min-width="1.336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1.416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4d1" draw:marker-end="Arrow" draw:marker-end-width="0.3cm" draw:fill="solid" draw:fill-color="#0084d1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415cm" fo:min-width="6.8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965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637cm"/>
    </style:style>
    <style:style style:name="gr29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89cm" fo:min-width="7.158cm" draw:shadow="hidden"/>
    </style:style>
    <style:style style:name="gr3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83cm" fo:min-width="7.158cm" draw:shadow="hidden"/>
    </style:style>
    <style:style style:name="gr33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1cm" fo:min-width="1.551cm"/>
    </style:style>
    <style:style style:name="gr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471cm" fo:min-width="1.551cm"/>
    </style:style>
    <style:style style:name="gr3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3cm" fo:min-width="2.699cm" draw:shadow="hidden"/>
    </style:style>
    <style:style style:name="gr3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89cm" fo:min-width="2.66cm" draw:shadow="hidden"/>
    </style:style>
    <style:style style:name="gr3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9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3cm" fo:min-width="1.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indent="0cm"/>
      <style:text-properties fo:color="#663399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9" style:family="paragraph">
      <style:paragraph-properties fo:margin-left="0cm" fo:margin-right="0cm" fo:text-indent="0cm"/>
      <style:text-properties fo:color="#0084d1" fo:font-family="Arial" style:font-family-generic="swiss" style:font-pitch="variable" fo:font-size="10pt"/>
    </style:style>
    <style:style style:name="P20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999999" fo:font-family="Arial" style:font-family-generic="swiss" style:font-pitch="variable" fo:font-size="16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4d1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16cm" svg:height="0.789cm" svg:x="2.728cm" svg:y="4.49cm">
          <draw:text-box>
            <text:p text:style-name="P2"><text:span text:style-name="T5">rendered</text:span><text:span text:style-name="T5"><text:line-break/></text:span><text:span text:style-name="T5">frames</text:span></text:p>
          </draw:text-box>
        </draw:frame>
        <draw:g>
          <draw:g>
            <draw:rect draw:style-name="gr1" draw:text-style-name="P1" draw:layer="layout" svg:width="4.046cm" svg:height="0.632cm" svg:x="3.344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4.453cm" svg:height="0.632cm" svg:x="1.812cm" svg:y="6.776cm">
              <draw:text-box>
                <text:p text:style-name="P2"><text:span text:style-name="T1">GPU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08cm" svg:y1="2.201cm" svg:x2="10.964cm" svg:y2="2.201cm">
          <text:p/>
        </draw:line>
        <draw:line draw:style-name="gr18" draw:text-style-name="P1" draw:layer="layout" svg:x1="7.408cm" svg:y1="2.709cm" svg:x2="10.964cm" svg:y2="2.709cm">
          <text:p/>
        </draw:line>
        <draw:line draw:style-name="gr15" draw:text-style-name="P1" draw:layer="layout" svg:x1="5.185cm" svg:y1="4.548cm" svg:x2="10.9cm" svg:y2="4.548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77cm" svg:height="1.415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2.965cm" svg:height="1.889cm" svg:x="10.49cm" svg:y="7.173cm">
          <draw:text-box>
            <text:p text:style-name="P13"><text:span text:style-name="T10">X Proxy</text:span><text:span text:style-name="T10"><text:line-break/></text:span><text:span text:style-name="T10">Host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6" draw:text-style-name="P1" draw:layer="layout" svg:width="4.362cm" svg:height="0.635cm" svg:x="17.101cm" svg:y="3.634cm">
            <text:p/>
          </draw:rect>
          <draw:frame draw:style-name="gr27" draw:text-style-name="P15" draw:layer="layout" svg:width="4.036cm" svg:height="0.634cm" svg:x="17.192cm" svg:y="3.635cm">
            <draw:text-box>
              <text:p text:style-name="P2"><text:span text:style-name="T11">Client 1</text:span></text:p>
            </draw:text-box>
          </draw:frame>
        </draw:g>
        <draw:g>
          <draw:rect draw:style-name="gr26" draw:text-style-name="P1" draw:layer="layout" svg:width="4.362cm" svg:height="0.635cm" svg:x="17.101cm" svg:y="5.446cm">
            <text:p/>
          </draw:rect>
          <draw:frame draw:style-name="gr27" draw:text-style-name="P15" draw:layer="layout" svg:width="4.036cm" svg:height="0.634cm" svg:x="17.192cm" svg:y="5.447cm">
            <draw:text-box>
              <text:p text:style-name="P2"><text:span text:style-name="T11">Client N</text:span></text:p>
            </draw:text-box>
          </draw:frame>
        </draw:g>
        <draw:frame draw:style-name="gr28" draw:layer="layout" svg:width="0.637cm" svg:height="0.937cm" svg:x="18.987cm" svg:y="4.18cm">
          <draw:text-box>
            <text:p text:style-name="P2">...</text:p>
          </draw:text-box>
        </draw:frame>
        <draw:line draw:style-name="gr29" draw:text-style-name="P1" draw:layer="layout" svg:x1="13.788cm" svg:y1="2.873cm" svg:x2="17.088cm" svg:y2="2.873cm">
          <text:p/>
        </draw:line>
        <draw:frame draw:style-name="gr30" draw:text-style-name="P9" draw:layer="layout" svg:width="1.862cm" svg:height="0.789cm" svg:x="15.226cm" svg:y="1.656cm">
          <draw:text-box>
            <text:p text:style-name="P16"><text:span text:style-name="T6">KB/ mouse</text:span><text:span text:style-name="T6"><text:line-break/></text:span><text:span text:style-name="T6">events</text:span></text:p>
          </draw:text-box>
        </draw:frame>
        <draw:line draw:style-name="gr31" draw:text-style-name="P1" draw:layer="layout" svg:x1="17.088cm" svg:y1="2.068cm" svg:x2="13.788cm" svg:y2="2.068cm">
          <text:p/>
        </draw:line>
        <draw:frame draw:style-name="gr32" draw:text-style-name="P17" draw:layer="layout" svg:width="3.033cm" svg:height="1.183cm" svg:x="14.02cm" svg:y="3.661cm">
          <draw:text-box>
            <text:p text:style-name="P2"><text:span text:style-name="T12">image stream</text:span></text:p>
            <text:p text:style-name="P2"><text:span text:style-name="T12">encoded using</text:span></text:p>
            <text:p text:style-name="P2"><text:span text:style-name="T12">custom protocol</text:span></text:p>
          </draw:text-box>
        </draw:frame>
        <draw:line draw:style-name="gr33" draw:text-style-name="P1" draw:layer="layout" svg:x1="13.788cm" svg:y1="2.898cm" svg:x2="17.088cm" svg:y2="5.703cm">
          <text:p/>
        </draw:line>
        <draw:line draw:style-name="gr33" draw:text-style-name="P1" draw:layer="layout" svg:x1="13.788cm" svg:y1="2.898cm" svg:x2="17.088cm" svg:y2="4.053cm">
          <text:p/>
        </draw:line>
        <draw:frame draw:style-name="gr34" draw:text-style-name="P18" draw:layer="layout" svg:width="1.551cm" svg:height="0.941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35" draw:text-style-name="P18" draw:layer="layout" svg:width="1.551cm" svg:height="0.471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36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37" draw:text-style-name="P8" draw:layer="layout" svg:width="2.66cm" svg:height="0.789cm" svg:x="10.456cm" svg:y="3.381cm">
          <draw:text-box>
            <text:p text:style-name="P2"><text:span text:style-name="T5">rendered frames</text:span></text:p>
            <text:p text:style-name="P2"><text:span text:style-name="T5">(uncompressed)</text:span></text:p>
          </draw:text-box>
        </draw:frame>
        <draw:frame draw:style-name="gr38" draw:text-style-name="P19" draw:layer="layout" svg:width="6.032cm" svg:height="0.952cm" svg:x="5.668cm" svg:y="4.651cm">
          <draw:text-box>
            <text:p text:style-name="P2"><text:span text:style-name="T14">(optional compression)</text:span></text:p>
          </draw:text-box>
        </draw:frame>
        <draw:frame draw:style-name="gr38" draw:text-style-name="P19" draw:layer="layout" svg:width="4.762cm" svg:height="0.952cm" svg:x="6.32cm" svg:y="4.133cm">
          <draw:text-box>
            <text:p text:style-name="P2"><text:span text:style-name="T14">VGL Transport</text:span></text:p>
          </draw:text-box>
        </draw:frame>
        <draw:g>
          <draw:rect draw:style-name="gr39" draw:text-style-name="P1" draw:layer="layout" svg:width="1.27cm" svg:height="0.635cm" svg:x="1.694cm" svg:y="2.964cm">
            <text:p/>
          </draw:rect>
          <draw:frame draw:style-name="gr40" draw:text-style-name="P20" draw:layer="layout" svg:width="1.2cm" svg:height="0.513cm" svg:x="1.783cm" svg:y="3.056cm">
            <draw:text-box>
              <text:p text:style-name="P13"><text:span text:style-name="T2">libG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meta:creation-date>2004-08-26T14:18:38</meta:creation-date>
    <dc:creator>D R C</dc:creator>
    <dc:date>2018-12-17T22:42:12</dc:date>
    <meta:editing-cycles>28</meta:editing-cycles>
    <meta:editing-duration>PT6H20M43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